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Beta2" fo:font-size="15pt" officeooo:rsid="000df074" officeooo:paragraph-rsid="000df074" style:font-size-asian="15pt" style:font-name-complex="Awami Nastaliq Beta2" style:font-size-complex="15pt"/>
    </style:style>
    <style:style style:name="P2" style:family="paragraph" style:parent-style-name="Standard">
      <style:paragraph-properties fo:text-align="end" style:justify-single-word="false" style:writing-mode="rl-tb"/>
      <style:text-properties style:font-name="Awami Nastaliq Beta2" fo:font-size="12pt" officeooo:rsid="000df074" officeooo:paragraph-rsid="000df074" style:font-size-asian="12pt" style:font-name-complex="Awami Nastaliq Beta2" style:font-size-complex="12pt"/>
    </style:style>
    <style:style style:name="P3" style:family="paragraph" style:parent-style-name="Standard">
      <style:paragraph-properties fo:text-align="start" style:justify-single-word="false" style:writing-mode="rl-tb"/>
      <style:text-properties style:font-name="Awami Nastaliq Beta2" fo:font-size="12pt" officeooo:rsid="000df074" officeooo:paragraph-rsid="000df074" style:font-size-asian="12pt" style:font-name-complex="Awami Nastaliq Beta2" style:font-size-complex="12pt"/>
    </style:style>
    <style:style style:name="P4" style:family="paragraph" style:parent-style-name="Standard">
      <style:paragraph-properties fo:text-align="start" style:justify-single-word="false" style:writing-mode="lr-tb"/>
      <style:text-properties style:font-name="Awami Nastaliq Beta2" fo:font-size="15pt" officeooo:rsid="000df074" officeooo:paragraph-rsid="000df074" style:font-size-asian="15pt" style:font-name-complex="Awami Nastaliq Beta2" style:font-size-complex="15pt"/>
    </style:style>
    <style:style style:name="P5" style:family="paragraph" style:parent-style-name="Standard">
      <style:paragraph-properties fo:text-align="start" style:justify-single-word="false" style:writing-mode="lr-tb"/>
      <style:text-properties style:font-name="Awami Nastaliq Beta2" fo:font-size="12pt" officeooo:rsid="000df074" officeooo:paragraph-rsid="000df074" style:font-size-asian="12pt" style:font-name-complex="Awami Nastaliq Beta2"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ی حقوقو عالمی منشور</text:p>
      <text:p text:style-name="P5">UNITED NATIONS UNIVERSAL</text:p>
      <text:p text:style-name="P5">DECLARATION OF HUMAN RIGHTS</text:p>
      <text:p text:style-name="P5">1948</text:p>
      <text:p text:style-name="P5"><text:s/></text:p>
      <text:p text:style-name="P2"/>
      <text:p text:style-name="P3"><text:s text:c="25"/>TRANSLATED IN KHOWAR LANGUAGE</text:p>
      <text:p text:style-name="P2"/>
      <text:p text:style-name="P2"/>
      <text:p text:style-name="P3">UNITED NATIONS (UN)</text:p>
      <text:p text:style-name="P1"/>
      <text:p text:style-name="P1"/>
      <text:p text:style-name="P1"/>
      <text:p text:style-name="P1"/>
      <text:p text:style-name="P1"/>
      <text:p text:style-name="P1">انسانی حقوقو عالمی منشور</text:p>
      <text:p text:style-name="P1">۱۹۴۸</text:p>
      <text:p text:style-name="P1">جنرل اسمبلیو قرارداد <text:s/>۲۱۷ اے (۱۱۱)ٹھونکشال مسو جوش تاریخ سال ۱۹۴۸</text:p>
      <text:p text:style-name="P1"/>
      <text:p text:style-name="P1">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علمانتے ہمو بارا تفصیلو سورا لو دیونو بائے۔ وا ہیہ سلسلہ کیہ ملکو یا علاقو سو دی امتیازی سلوک کورونو مو بائے۔</text:p>
      <text:p text:style-name="P1"><text:soft-page-break/></text:p>
      <text:p text:style-name="P1"><text:tab/>اخری مستند مسودہ محکمہ اطلاعات چارکوسل نیویارک</text:p>
      <text:p text:style-name="P1"/>
      <text:p text:style-name="P1">انسانان حقو عالمی منشور</text:p>
      <text:p text:style-name="P1">تمہید :</text:p>
      <text:p text:style-name="P1">ہر انسانو ذاتی عزت و حرمت و انسانانان مساوی وا ناقابل انتقال حقان تسلیم کوریک دنیا ازادی اوچے انصافو وا امنو بنیاد شیر،</text:p>
      <text:p text:style-name="P1">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توقع ہیہ بہچی گیتی شیر کہ <text:s/>ای ہڥ دنیا <text:s/>وجودا گیار کہ ہتیرا ہر ای نفریو تان لوؤ دیکو تان عقیدو سورا عمل کوریکو ازادی بائے وا بوہتونی اوچے نفرتار پاک بائے،</text:p>
      <text:p text:style-name="P1">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روُپھی بغاوت کونی۔ وا ہے بچین ضروری شیر کہ قومان موژی یاردوستی اوچے محبتو رشتو زیادونو بائے،</text:p>
      <text:p text:style-name="P1"/>
      <text:p text:style-name="P1">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1">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1">ہے عہدو تکمیل کوریکو باچے بو ضروری شیر کہ ہے حقان اوچے ازادیان بارا سف <text:s/>ہوڥ کورانی لہذا</text:p>
      <text:p text:style-name="P1">جنرل اسمبلی</text:p>
      <text:p text:style-name="P1"><text:soft-page-break/>اعلان کویان کہ</text:p>
      <text:p text:style-name="P1">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1"/>
      <text:p text:style-name="P1">دفعہ ۱:</text:p>
      <text:p text:style-name="P1">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1"><text:s/>( بھائی چارگی) <text:s/>کوریلیک۔</text:p>
      <text:p text:style-name="P1"/>
      <text:p text:style-name="P1">دفعہ ۲:</text:p>
      <text:p text:style-name="P1">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1">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1"/>
      <text:p text:style-name="P1">دفعہ ۳:</text:p>
      <text:p text:style-name="P1">ہر نفریوتے تان ژانو ،ازادیو وا وا ذاتی تحفظو حق حاصل شیر۔</text:p>
      <text:p text:style-name="P1"><text:soft-page-break/></text:p>
      <text:p text:style-name="P1"/>
      <text:p text:style-name="P1"/>
      <text:p text:style-name="P1"/>
      <text:p text:style-name="P1"/>
      <text:p text:style-name="P1">دفعہ ۴:</text:p>
      <text:p text:style-name="P1">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1"/>
      <text:p text:style-name="P1">دفعہ ۵:</text:p>
      <text:p text:style-name="P1">کوس دی جمسانی اذیت ، یا ظالمانہ ، شوم طریقہ، غیر انسانی <text:s/>یا ذلیل کوری سزا دیونو نو بوئے۔</text:p>
      <text:p text:style-name="P1"/>
      <text:p text:style-name="P1">دفعہ ۶:</text:p>
      <text:p text:style-name="P1">ہر کوستے ہیہ جق حاصل شیر کی قانون ہر ژاغہ ہتو وجودو(شخصیتو) تسلیم کوئے۔</text:p>
      <text:p text:style-name="P1"/>
      <text:p text:style-name="P1">دفعہ ۷:</text:p>
      <text:p text:style-name="P1"/>
      <text:p text:style-name="P1">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1"/>
      <text:p text:style-name="P1">دفعہ ۸:</text:p>
      <text:p text:style-name="P1"><text:soft-page-break/></text:p>
      <text:p text:style-name="P1">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1"/>
      <text:p text:style-name="P1">دفعہ ۹:</text:p>
      <text:p text:style-name="P1"/>
      <text:p text:style-name="P1">کوس دی صرف حاکمو یا باچھائی <text:s/>حکمو سورا بندی، نظربند یا علاقاری داڑونو نوبوئے</text:p>
      <text:p text:style-name="P1"/>
      <text:p text:style-name="P1"/>
      <text:p text:style-name="P1">دفعہ <text:s/>۱۰</text:p>
      <text:p text:style-name="P1"/>
      <text:p text:style-name="P1">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1"/>
      <text:p text:style-name="P1">دفعہ ۱۱:</text:p>
      <text:p text:style-name="P1">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1"/>
      <text:p text:style-name="P1">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1"/>
      <text:p text:style-name="P1"><text:soft-page-break/>دفعہ ۱۲:</text:p>
      <text:p text:style-name="P1">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1"/>
      <text:p text:style-name="P1">دفعہ ۱۳:</text:p>
      <text:p text:style-name="P1"/>
      <text:p text:style-name="P1">۱-قانونو مطابقہ ہر ای انسانوتے ہیہ حق حاصل شیر کی ہسے تان مرضیو مطابقہ ہئے ہائی(حرکت کوریکو) بیکو بوئے وا تان مرضیہ کورا ہال بیکو بوئے۔</text:p>
      <text:p text:style-name="P1"/>
      <text:p text:style-name="P1">۲- ہر ای نفریوتے ہیہ حق حاصل شیر کی تان ملکو پیڅھی بیکو بوئے وا کیہ وت دی اچھی تان ملکوتے <text:s/>کی ہائے <text:s/>گیکو بوئے </text:p>
      <text:p text:style-name="P1"/>
      <text:p text:style-name="P1">دفعہ ۱۴:</text:p>
      <text:p text:style-name="P1"/>
      <text:p text:style-name="P1">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1"/>
      <text:p text:style-name="P1">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1"/>
      <text:p text:style-name="P1">دفعہ ۱۵:</text:p>
      <text:p text:style-name="P1">۱- ہر نفریو تے شہریتو/قومیتو (نیشنلٹی) حق حاصل شیر۔</text:p>
      <text:p text:style-name="P1"><text:soft-page-break/></text:p>
      <text:p text:style-name="P1">۲- حاکمو یا باچھو حکمو سورا کوس قومیتار/شہریتار <text:s/>انکار کورونو نوبوئے یا کوس شہریت تبدیل کوریکار <text:s/>محروم کورونو بوئے۔</text:p>
      <text:p text:style-name="P1"/>
      <text:p text:style-name="P1">دفعہ ۱۶:</text:p>
      <text:p text:style-name="P1">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1"/>
      <text:p text:style-name="P1">۲- نکاہ جو کھاڑان <text:s/>موشو اوچے عورتو <text:s/>رضامندیو سورا بوئے</text:p>
      <text:p text:style-name="P1"/>
      <text:p text:style-name="P1">۳-خاندان معاشرو فطری وا بنیادی حصہ (اکائی) <text:s/>شیر <text:s/>ہوتے تحفظ دیک حکومتو اوچے معاشرو ذمہ داری شیر۔</text:p>
      <text:p text:style-name="P1"/>
      <text:p text:style-name="P1">دفعہ ۱۷:</text:p>
      <text:p text:style-name="P1">۱- ہر انسانوتے غیژی <text:s/>وا کوسو ای بیتی جائداد ساؤزیکو حق حاصل شیر <text:s text:c="2"/><text:tab/></text:p>
      <text:p text:style-name="P1"/>
      <text:p text:style-name="P1">۲- کیہ انسانو دی ذبردستی ہتو حقار محروم کورونو نو بوئے<text:tab/></text:p>
      <text:p text:style-name="P1"/>
      <text:p text:style-name="P1"/>
      <text:p text:style-name="P1">دفعہ ۱۸:</text:p>
      <text:p text:style-name="P1"/>
      <text:p text:style-name="P1"><text:soft-page-break/>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1"/>
      <text:p text:style-name="P1">دفعہ ۱۹:</text:p>
      <text:p text:style-name="P1">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1"/>
      <text:p text:style-name="P1">دفعہ ۲۰:</text:p>
      <text:p text:style-name="P1"/>
      <text:p text:style-name="P1">۱- ہر ای نفریوتے پرامن طریقہ ایوال ایوالیو سوم ملاؤ بیکو، وا تنظیم ساؤزیکو ازادی حاصل شیر</text:p>
      <text:p text:style-name="P1">۲- <text:s/>کوس دی محجبور کوری کیہ تنظیمو ممبر ساؤزینو نوبوئے۔</text:p>
      <text:p text:style-name="P1"/>
      <text:p text:style-name="P1">دفعہ ۲۱:</text:p>
      <text:p text:style-name="P1">۱-ہر ای نفریو تان ملکہو حکومتہ براہ راست یا ازادیو سورا منتخب بیرو نمائندو ذریعہ حصہ گانیکو حق حاصل شیر،</text:p>
      <text:p text:style-name="P1">۲- ہر نفریوتے تان ملکہ سرکاری نوکری گانیکو حق حاصل شیر</text:p>
      <text:p text:style-name="P1">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1"/>
      <text:p text:style-name="P1">دفعہ ۲۲:</text:p>
      <text:p text:style-name="P1"><text:soft-page-break/>معاشرو ای فرد بیکو حیثیتہ ہر ای ممبروتے تحفظ حاصل شیر وا ہیہ حق دی کی ہیس ملکو نظام اوچے وسائلان پروشٹہ لاکھی <text:s/>قومی وا بین القوامی تعاونو سورا ازاد اقتصادی،معاشراتی وا ثقافتی حقان حاصل کوئے کی ہیت ہو عزتو اوچے وقار وا ہو شخصیتو ازادانہ ترقیو باچے لازم شینی۔</text:p>
      <text:p text:style-name="P1"/>
      <text:p text:style-name="P1">دفعہ ۲۳:</text:p>
      <text:p text:style-name="P1"/>
      <text:p text:style-name="P1">۱- ہر کوستے ملازمت کوریکو ، تان چیتہ پیشہ اختیار کوریکو، کورمو ژاغہ موافق حالتو، معقول شرائطو سورا روزگارو وا <text:s/>بے روزگاریار تحفظو حق حاصل شیر۔</text:p>
      <text:p text:style-name="P1">۲-ہرایوالیوتے کیہ دی قسمو تفریقار غیر ای قسمہ (کوستے کم یا کوستے زیاد نو)</text:p>
      <text:p text:style-name="P1">کورمو ای برابرا معاوضو حق حاصل شیر۔</text:p>
      <text:p text:style-name="P1">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1">۴- ہر ای نفریوتے <text:s/>تان حقو تحفظو بچے تجارتی تنظیم ساؤزیکو یا کیا تجارتی تنظیمہ شامل بیکو حق حاصل شیر۔</text:p>
      <text:p text:style-name="P1"/>
      <text:p text:style-name="P1">دفعہ ۲۴:</text:p>
      <text:p text:style-name="P1">ہر ای نفریوتے ارام کوریکو حق حاصل شیر،گھنٹان مقدارا کورمو تنخوار علاوہ ہے موژی چٹھی ( پیسو سوم جوستہ چٹھی) <text:s/>دی شامل شینی۔</text:p>
      <text:p text:style-name="P1"/>
      <text:p text:style-name="P1"/>
      <text:p text:style-name="P1">دفعہ <text:s/>۲۵ :</text:p>
      <text:p text:style-name="P1"><text:soft-page-break/>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شینی۔ وا بیروزگاری،لہازی، معذوری، زاروئی وا ہر ہتے حالت کی ہیس ہتو واسار نیڥی شیر ہتو خلافہ تحفظو حق حاصل شیر۔</text:p>
      <text:p text:style-name="P1"/>
      <text:p text:style-name="P1">۲-څیق اژیرو اژیلی وا نان خصوصی توجہ وا امدادو مستحق اسونی۔ہتے څیق کی ہسے شادیار پروشٹی پیدا بیتی اسورا کی ہسے شادی کوریکار اچی پیدا بیتی اسور </text:p>
      <text:p text:style-name="P1"/>
      <text:p text:style-name="P1">کھاڑانتے معاشرہ ای قسمہ تحفظ دیونو بیتی شیر۔</text:p>
      <text:p text:style-name="P1"/>
      <text:p text:style-name="P1">دفعہ ۲۶:</text:p>
      <text:p text:style-name="P1">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1">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موژی ایوال ایوالیو ہوڥ کوریکو، برداشتو وا احترامو ذریعہ ساؤزبویان وا ہیغار پروشٹی بی دنیا امنو امن برقرار لاکھیکہ اقوام عالمو مددگار بویان۔</text:p>
      <text:p text:style-name="P1">۳- نان تاتانتے ہیہ حق شیر کی ہیت فیصلہ کونی کی ہیتان اڑیلیانتے کیہ قسمہ تعلیم دیونو بوئے ۔</text:p>
      <text:p text:style-name="P1"/>
      <text:p text:style-name="P1">دفعہ ۲۷:</text:p>
      <text:p text:style-name="P1">۱-ہر کوستے قومو ثقافتی زندگیہ ازادیو سورا حصہ گانیکو، ادباری فائدہ حاصل کوریکو سائنسی ترقیہ وا ہیغار فائدہ گانیکو حق حاصل شیر۔</text:p>
      <text:p text:style-name="P1"><text:soft-page-break/>۲-ہر کوستے ہیہ حق حاصل شیر کی ہتو مادی مفادو حفاظتو کورونو بائے کی ہیس ہو سائنسی علمی یا ادبی تصنیفو سورا ہوتے حاصل بویان۔</text:p>
      <text:p text:style-name="P1"/>
      <text:p text:style-name="P1">دفعہ ۲۸:</text:p>
      <text:p text:style-name="P1">ہر ای نفریوتے بین القوامی نظامہ شامل بیکو حق حاصل شیر وا ہیہ اغلانیہ کیہ دی <text:s/>حقان لوؤ دیونو بیتی شینی ہیت ہر ای شہریوتے <text:s/>حاصل شینی۔</text:p>
      <text:p text:style-name="P1"/>
      <text:p text:style-name="P1">دفعہ ۲۹:</text:p>
      <text:p text:style-name="P1">۱- ہر ای نفریو سورا معاشرو ہیہ حق شیر ، کوریکو کی معاشرہ حال بیتی ای انسانو <text:s/>نشونما ممکن شیر۔</text:p>
      <text:p text:style-name="P1">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1">۳- ہمی ازادیان کیہ صورتہ دی اقوام متحدو قانونو اوچے اوصولان خلافہ استعمال کورونو نو بوئے۔</text:p>
      <text:p text:style-name="P1"/>
      <text:p text:style-name="P1">دفعہ ۳۰:</text:p>
      <text:p text:style-name="P1">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5">Published by the office of public information, United Nations</text:p>
      <text:p text:style-name="P5">Universal Declaration of Human Rights (Khowar)</text:p>
      <text:p text:style-name="P5">Reprinted in U.N. <text:s/>OPI /15...15377...June 1965-5M</text:p>
      <text:p text:style-name="P4"/>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56:53.196000000</meta:creation-date>
    <dc:date>2016-12-07T10:39:42.221000000</dc:date>
    <meta:editing-duration>PT5M12S</meta:editing-duration>
    <meta:editing-cycles>5</meta:editing-cycles>
    <meta:generator>LibreOffice/5.2.3.3$Windows_X86_64 LibreOffice_project/d54a8868f08a7b39642414cf2c8ef2f228f780cf</meta:generator>
    <meta:document-statistic meta:table-count="0" meta:image-count="0" meta:object-count="0" meta:page-count="12" meta:paragraph-count="109" meta:word-count="1943" meta:character-count="10262" meta:non-whitespace-character-count="8333"/>
  </office:meta>
</office:document-meta>
</file>